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2.75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3.8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fo:color="#ffffff"/>
    </style:style>
    <style:style style:name="ce6" style:family="table-cell" style:parent-style-name="Default" style:data-style-name="N0"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9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ffffff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ce4" style:family="table-cell" style:parent-style-name="Default" style:data-style-name="N0">
      <style:text-properties fo:color="#000000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table:style-name="ce3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Alumno: D./Dª ________________________________________________________________________</text:p>
          </table:table-cell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Item a valorar</text:p>
          </table:table-cell>
          <table:table-cell table:style-name="ce9" office:value-type="string" office:string-value="Puntuación" calcext:value-type="string">
            <text:p><text:s/>Puntuación </text:p>
          </table:table-cell>
          <table:table-cell table:style-name="ce6" office:value-type="string" calcext:value-type="string">
            <text:p>Entrega 1</text:p>
          </table:table-cell>
          <table:table-cell table:style-name="ce6" office:value-type="string" calcext:value-type="string">
            <text:p>Entrega 2</text:p>
          </table:table-cell>
          <table:table-cell table:style-name="ce6" office:value-type="string" calcext:value-type="string">
            <text:p>Entrega 3</text:p>
          </table:table-cell>
          <table:table-cell table:style-name="ce6" office:value-type="string" calcext:value-type="string">
            <text:p>Entrega 4</text:p>
          </table:table-cell>
          <table:table-cell table:style-name="ce6" office:value-type="string" calcext:value-type="string">
            <text:p>Entrega 5</text:p>
          </table:table-cell>
          <table:table-cell table:style-name="ce3" table:number-columns-repeated="12"/>
          <table:table-cell table:number-columns-repeated="1005"/>
        </table:table-row>
        <table:table-row table:style-name="ro2">
          <table:table-cell table:style-name="ce6" office:value-type="string" calcext:value-type="string">
            <text:p>Elementos de la práctica 1</text:p>
          </table:table-cell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lase Malla3D (implementación correcta)</text:p>
          </table:table-cell>
          <table:table-cell table:style-name="ce9" office:value-type="float" office:value="0.025" calcext:value-type="float">
            <text:p><text:s/>0.025 <text:s text:c="2"/>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16"/>
          <table:table-cell table:number-columns-repeated="1005"/>
        </table:table-row>
        <table:table-row table:style-name="ro2">
          <table:table-cell table:style-name="ce3" office:value-type="string" calcext:value-type="string">
            <text:p>Clase Cubo (Creación correcta de Geometría y Topología )</text:p>
          </table:table-cell>
          <table:table-cell table:style-name="ce9" office:value-type="float" office:value="0.035" calcext:value-type="float">
            <text:p><text:s/>0.035 <text:s text:c="2"/>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Clase Tetraedro (Creación correcta de Geometría y Topología)</text:p>
          </table:table-cell>
          <table:table-cell table:style-name="ce9" office:value-type="float" office:value="0.025" calcext:value-type="float">
            <text:p><text:s/>0.025 <text:s text:c="2"/>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Dibujado en modo inmediato (glDrawElements)</text:p>
          </table:table-cell>
          <table:table-cell table:style-name="ce9" office:value-type="float" office:value="0.04" calcext:value-type="float">
            <text:p><text:s/>0.040 <text:s text:c="2"/>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005"/>
        </table:table-row>
        <table:table-row table:style-name="ro2">
          <table:table-cell table:style-name="ce3" office:value-type="string" calcext:value-type="string">
            <text:p>Dibujado en modo diferido (VBO)</text:p>
          </table:table-cell>
          <table:table-cell table:style-name="ce9" office:value-type="float" office:value="0.08" calcext:value-type="float">
            <text:p><text:s/>0.080 <text:s text:c="2"/>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005"/>
        </table:table-row>
        <table:table-row table:style-name="ro2">
          <table:table-cell table:style-name="ce3" office:value-type="string" calcext:value-type="string">
            <text:p>Uso de ColorArray para el color</text:p>
          </table:table-cell>
          <table:table-cell table:style-name="ce9" office:value-type="float" office:value="0.06" calcext:value-type="float">
            <text:p><text:s/>0.060 <text:s text:c="2"/>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Visualización modo puntos</text:p>
          </table:table-cell>
          <table:table-cell table:style-name="ce9" office:value-type="float" office:value="0.045" calcext:value-type="float">
            <text:p><text:s/>0.045 <text:s text:c="2"/>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005"/>
        </table:table-row>
        <table:table-row table:style-name="ro2">
          <table:table-cell table:style-name="ce3" office:value-type="string" calcext:value-type="string">
            <text:p>Visualización modo alambre</text:p>
          </table:table-cell>
          <table:table-cell table:style-name="ce9" office:value-type="float" office:value="0.045" calcext:value-type="float">
            <text:p><text:s/>0.045 <text:s text:c="2"/>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005"/>
        </table:table-row>
        <table:table-row table:style-name="ro2">
          <table:table-cell table:style-name="ce3" office:value-type="string" calcext:value-type="string">
            <text:p>Visualización modo sólido</text:p>
          </table:table-cell>
          <table:table-cell table:style-name="ce9" office:value-type="float" office:value="0.045" calcext:value-type="float">
            <text:p><text:s/>0.045 <text:s text:c="2"/>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005"/>
        </table:table-row>
        <table:table-row table:style-name="ro2">
          <table:table-cell table:style-name="ce3" office:value-type="string" calcext:value-type="string">
            <text:p>Visualización modo ajedrez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ULL_FACE habilitado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005"/>
        </table:table-row>
        <table:table-row table:style-name="ro2">
          <table:table-cell table:style-name="ce3" office:value-type="string" calcext:value-type="string">
            <text:p>Extra: Visualización simultánea puntos + lineas + sólido (cualquier combinación de ellos)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6" office:value-type="string" calcext:value-type="string">
            <text:p>Elementos de la práctica 2</text:p>
          </table:table-cell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arga y visualiza PLY (con clase propia)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Clase ObjRevolucion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onstructor de revolución a partir de perfil .ply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onstructor de revolución a partir de vector de puntos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Generación correcta de geometría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Generación correcta de topología en el sentido del ejemplo</text:p>
          </table:table-cell>
          <table:table-cell table:style-name="ce9" office:value-type="float" office:value="0.07" calcext:value-type="float">
            <text:p><text:s/>0.07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Generación correcta de topología en cualquier sentido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Detección de existencia de tapas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onstructores con argumento para crear o no tapas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Visualización opcional de tapas en tiempo de ejecución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Varios objetos simultáneos en la escena</text:p>
          </table:table-cell>
          <table:table-cell table:style-name="ce9" office:value-type="float" office:value="0.08" calcext:value-type="float">
            <text:p><text:s/>0.08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Extra: rotación de perfil en cualquier eje</text:p>
          </table:table-cell>
          <table:table-cell table:style-name="ce9" office:value-type="float" office:value="0.08" calcext:value-type="float">
            <text:p><text:s/>0.08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6" office:value-type="string" calcext:value-type="string">
            <text:p>Elementos de la práctica 3</text:p>
          </table:table-cell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álculo correcto de las normales en los vértices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Los ejes se siguen viendo en color plano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Uso de array de normales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Implementación correcta clase Luz (y subclases)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Hay al menos una luz direccional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Hay al menos una luz puntual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Modo de visualización sombreado suave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Hay al menos tres materiales distintos en la escena simultáneamente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6" office:value-type="string" calcext:value-type="string">
            <text:p>Elementos de la Práctica 4</text:p>
          </table:table-cell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Diseño manual del grafo del modelo jerárquico 0.25</text:p>
          </table:table-cell>
          <table:table-cell table:style-name="ce9" office:value-type="float" office:value="0.25" calcext:value-type="float">
            <text:p><text:s/>0.2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Estructura de clases del modelo jerárquico 0.20</text:p>
          </table:table-cell>
          <table:table-cell table:style-name="ce9" office:value-type="float" office:value="0.2" calcext:value-type="float">
            <text:p><text:s/>0.2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Se conservan los modos de visualización 0.10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Movimiento paso a paso con teclado 3 grados de libertad (al menos una rotación y una traslación)</text:p>
          </table:table-cell>
          <table:table-cell table:style-name="ce9" office:value-type="float" office:value="0.2" calcext:value-type="float">
            <text:p><text:s/>0.2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Animación automática de los 3 grados de libertad</text:p>
          </table:table-cell>
          <table:table-cell table:style-name="ce9" office:value-type="float" office:value="0.25" calcext:value-type="float">
            <text:p><text:s/>0.2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Extra: Aumento/Disminución de velocidad general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Extra: Aumento/Disminución de velocidad para cada grado por separado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6" office:value-type="string" calcext:value-type="string">
            <text:p>Elementos de la Práctica 5</text:p>
          </table:table-cell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Asignación correcta de coordenadas de texturas en cuadro</text:p>
          </table:table-cell>
          <table:table-cell table:style-name="ce9" office:value-type="float" office:value="0.2" calcext:value-type="float">
            <text:p><text:s/>0.2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Visualización correcta al menos un objeto con la textura 0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Animación de la luz puntual</text:p>
          </table:table-cell>
          <table:table-cell table:style-name="ce9" office:value-type="float" office:value="0.2" calcext:value-type="float">
            <text:p><text:s/>0.2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Extra: Hay en la escena un cilindro texturizado (p.ej. lata de refresco) y una esfera texturizada (p.ej. tierra)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6" office:value-type="string" calcext:value-type="string">
            <text:p>Elementos de la Práctica 6</text:p>
          </table:table-cell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Hay una clase cámara que almacena sus parámetros intrínsecos y extrínsecos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Hay al menos tres cámaras en la escena (obligatorio: una ortográfica y una perspectiva)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La cámara activa se mueve en torno al objeto seleccionado con el ratón</text:p>
          </table:table-cell>
          <table:table-cell table:style-name="ce9" office:value-type="float" office:value="0.25" calcext:value-type="float">
            <text:p><text:s/>0.2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Se puede hacer zoom con cada cámara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Al cambiar la proporción de la ventana (ancho/alto) no se deforman los objetos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Se seleccionan objetos en la escena iluminada con materiales</text:p>
          </table:table-cell>
          <table:table-cell table:style-name="ce9" office:value-type="float" office:value="0.25" calcext:value-type="float">
            <text:p><text:s/>0.2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La camara activa, sin objeto seleccionado, se mueve en primera persona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Las cámaras conservan su estado al pasar de una a otra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Extra: Los objetos seleccionables se visualizan de forma especial</text:p>
          </table:table-cell>
          <table:table-cell table:style-name="ce9" office:value-type="float" office:value="0.12" calcext:value-type="float">
            <text:p><text:s/>0.12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Default" table:number-columns-repeated="3"/>
          <table:table-cell table:style-name="ce3" table:number-columns-repeated="1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/>
          <table:table-cell table:style-name="ce9" office:value-type="string" office:string-value="Maximo" calcext:value-type="string">
            <text:p><text:s/>Maximo </text:p>
          </table:table-cell>
          <table:table-cell table:style-name="ce3" office:value-type="string" calcext:value-type="string">
            <text:p>yo</text:p>
          </table:table-cell>
          <table:table-cell table:style-name="ce3" table:number-columns-repeated="1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9" table:formula="of:=SUM([.B71:.B76])" office:value-type="float" office:value="5.5" calcext:value-type="float">
            <text:p><text:s/>5.500 <text:s text:c="2"/></text:p>
          </table:table-cell>
          <table:table-cell table:style-name="ce3" table:formula="of:=SUM([.C71:.C76])" office:value-type="float" office:value="0.45" calcext:value-type="float">
            <text:p>0.45</text:p>
          </table:table-cell>
          <table:table-cell table:style-name="ce3" table:number-columns-repeated="1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Practica 1 </text:p>
          </table:table-cell>
          <table:table-cell table:style-name="ce9" table:formula="of:=SUM([.B4:.B17])" office:value-type="float" office:value="0.55" calcext:value-type="float">
            <text:p><text:s/>0.550 <text:s text:c="2"/></text:p>
          </table:table-cell>
          <table:table-cell table:style-name="ce3" table:formula="of:=[.B6]+[.B7]+[.B8]+[.B9]+[.B10]+[.B11]+[.B12]+[.B13]+[.B14]+[.B16]" office:value-type="float" office:value="0.45" calcext:value-type="float">
            <text:p>0.45</text:p>
          </table:table-cell>
          <table:table-cell table:style-name="ce3" table:number-columns-repeated="1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Practica 2 </text:p>
          </table:table-cell>
          <table:table-cell table:style-name="ce9" table:formula="of:=SUM([.B20:.B31])" office:value-type="float" office:value="0.88" calcext:value-type="float">
            <text:p><text:s/>0.88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Practica 3 </text:p>
          </table:table-cell>
          <table:table-cell table:style-name="ce9" table:formula="of:=SUM([.B34:.B41])" office:value-type="float" office:value="0.9" calcext:value-type="float">
            <text:p><text:s/>0.9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Practica 4 </text:p>
          </table:table-cell>
          <table:table-cell table:style-name="ce9" table:formula="of:=SUM([.B44:.B50])" office:value-type="float" office:value="1.1" calcext:value-type="float">
            <text:p><text:s/>1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Practica 5 </text:p>
          </table:table-cell>
          <table:table-cell table:style-name="ce9" table:formula="of:=SUM([.B53:.B56])" office:value-type="float" office:value="0.7" calcext:value-type="float">
            <text:p><text:s/>0.7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Practica 6 </text:p>
          </table:table-cell>
          <table:table-cell table:style-name="ce9" table:formula="of:=SUM([.B59:.B67])" office:value-type="float" office:value="1.37" calcext:value-type="float">
            <text:p><text:s/>1.37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 table:number-rows-repeated="104">
          <table:table-cell table:style-name="ce3"/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 table:number-rows-repeated="60">
          <table:table-cell table:style-name="ce3"/>
          <table:table-cell table:style-name="ce9"/>
          <table:table-cell table:style-name="ce3" table:number-columns-repeated="14"/>
          <table:table-cell table:number-columns-repeated="1008"/>
        </table:table-row>
        <table:table-row table:style-name="ro2" table:number-rows-repeated="10483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24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3:01:48.823427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1-11-28T21:34:35.260995769</dc:date>
    <meta:editing-cycles>8</meta:editing-cycles>
    <meta:editing-duration>PT8H32M1S</meta:editing-duration>
    <meta:document-statistic meta:table-count="1" meta:cell-count="151" meta:object-count="0"/>
  </office:meta>
</office:document-meta>
</file>